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cc02"/>
    </style:style>
    <style:style style:name="T1" style:family="text">
      <style:text-properties officeooo:rsid="0018cc02"/>
    </style:style>
    <style:style style:name="T2" style:family="text">
      <style:text-properties officeooo:rsid="0002a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Naive_bayes classification</text:span></text:p>
      <text:p text:style-name="Standard"/>
      <text:p text:style-name="Standard"/>
      <text:p text:style-name="Standard"/>
      <text:p text:style-name="P1">1. I created the file in jupyter notebook. And the file name is “<text:span text:style-name="T1">naive_bayes</text:span>.ipynb” and code</text:p>
      <text:p text:style-name="P1">executed under linux system(ubuntu).</text:p>
      <text:p text:style-name="P1"/>
      <text:p text:style-name="P1">2. The library i used</text:p>
      <text:p text:style-name="P1">a. numpy,</text:p>
      <text:p text:style-name="P1">b. pandas,</text:p>
      <text:p text:style-name="P1">c. matplotlib,</text:p>
      <text:p text:style-name="P1"><text:span text:style-name="T1">d</text:span>. sklearn</text:p>
      <text:p text:style-name="P1"/>
      <text:p text:style-name="P1">3. I used python3 in jupyter notebook.</text:p>
      <text:p text:style-name="P1"/>
      <text:p text:style-name="P1">4. Running instruction.</text:p>
      <text:p text:style-name="P1">a. All the library should be preinstalled which i used.</text:p>
      <text:p text:style-name="P1">b. Keep the file “<text:span text:style-name="T1">naive_bayes</text:span>.ipynb” <text:span text:style-name="T2">and upload data from sklearn library</text:span></text:p>
      <text:p text:style-name="P1">c. Open jupyter notebook by writing “jupyter notebook” on terminal.</text:p>
      <text:p text:style-name="P1">d. It is better to keep both file in home directory.</text:p>
      <text:p text:style-name="P1"/>
      <text:p text:style-name="P1">6. I used scikit learn to train our model “<text:span text:style-name="T1">GaussianNB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1:36:12.328844877</meta:creation-date>
    <dc:date>2018-09-16T11:43:46.599365064</dc:date>
    <meta:editing-duration>PT7M39S</meta:editing-duration>
    <meta:editing-cycles>1</meta:editing-cycles>
    <meta:document-statistic meta:table-count="0" meta:image-count="0" meta:object-count="0" meta:page-count="1" meta:paragraph-count="15" meta:word-count="97" meta:character-count="584" meta:non-whitespace-character-count="498"/>
    <meta:generator>LibreOffice/6.0.3.2$Linux_X86_64 LibreOffice_project/00m0$Build-2</meta:generator>
  </office:meta>
</office:document-meta>
</file>